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02E500000172D7F62CD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e30707"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e30707"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00%"/>
      <style:text-properties fo:color="#e30707" fo:font-size="11pt" fo:language="en" fo:country="none" fo:font-weight="bold" style:font-size-asian="11pt" style:font-weight-asian="bold" style:font-size-complex="11pt" style:font-weight-complex="bold"/>
    </style:style>
    <style:style style:name="P4" style:family="paragraph" style:parent-style-name="Standard" style:list-style-name="">
      <style:paragraph-properties fo:margin-top="0in" fo:margin-bottom="0.139in" fo:line-height="115%"/>
      <style:text-properties fo:color="#f2a400" fo:font-size="11pt" fo:language="en" fo:country="none" fo:font-weight="bold" style:font-size-asian="11pt" style:font-weight-asian="bold" style:font-size-complex="11pt" style:font-weight-complex="bold"/>
    </style:style>
    <style:style style:name="P5" style:family="paragraph" style:parent-style-name="Standard" style:list-style-name="">
      <style:paragraph-properties fo:margin-top="0in" fo:margin-bottom="0.139in" fo:line-height="115%"/>
      <style:text-properties fo:color="#f2a400" fo:font-size="11pt" fo:language="en" fo:country="none" fo:font-style="italic" fo:font-weight="bold" style:font-size-asian="11pt" style:font-style-asian="italic" style:font-weight-asian="bold" style:font-size-complex="11pt" style:font-style-complex="italic" style:font-weight-complex="bold"/>
    </style:style>
    <style:style style:name="P6" style:family="paragraph" style:parent-style-name="Standard" style:list-style-name="">
      <style:paragraph-properties fo:margin-top="0in" fo:margin-bottom="0.139in" fo:line-height="100%"/>
      <style:text-properties style:font-name="Calibri" fo:font-size="11pt" fo:language="en" fo:country="none" style:font-name-asian="Calibri" style:font-size-asian="11pt" style:font-name-complex="Calibri" style:font-size-complex="11pt"/>
    </style:style>
    <style:style style:name="P7" style:family="paragraph" style:parent-style-name="Standard" style:list-style-name="">
      <style:paragraph-properties fo:margin-top="0in" fo:margin-bottom="0.139in" fo:line-height="115%"/>
    </style:style>
    <style:style style:name="P8" style:family="paragraph" style:parent-style-name="Standard" style:list-style-name="" style:master-page-name="Standard">
      <style:paragraph-properties fo:margin-top="0in" fo:margin-bottom="0.139in" fo:line-height="115%" style:page-number="auto"/>
      <style:text-properties fo:color="#e30707" fo:font-size="16pt" fo:language="en" fo:country="none" fo:font-weight="bold" style:font-size-asian="16pt" style:font-weight-asian="bold" style:font-size-complex="16pt" style:font-weight-complex="bold"/>
    </style:style>
    <style:style style:name="T1" style:family="text">
      <style:text-properties fo:color="#e30707" fo:font-size="11pt" fo:language="en" fo:country="none" fo:font-weight="bold" style:font-size-asian="11pt" style:font-weight-asian="bold" style:font-size-complex="11pt" style:font-weight-complex="bold"/>
    </style:style>
    <style:style style:name="T2" style:family="text">
      <style:text-properties fo:color="#f2a400" fo:font-size="11pt" fo:language="en" fo:country="none" fo:font-weight="bold" style:font-size-asian="11pt" style:font-weight-asian="bold" style:font-size-complex="11pt" style:font-weight-complex="bold"/>
    </style:style>
    <style:style style:name="T3" style:family="text">
      <style:text-properties style:font-name="Calibri" fo:font-size="11pt" fo:language="en" fo:country="none" style:font-name-asian="Calibri" style:font-size-asian="11pt" style:font-name-complex="Calibri" style:font-size-complex="11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1">Act 5 Act 2</text:p>
      <text:p text:style-name="P2">_</text:p>
      <text:p text:style-name="P1">Act 6</text:p>
      <text:p text:style-name="P2">_</text:p>
      <text:p text:style-name="P2">1. JaEn1: =006084</text:p>
      <text:p text:style-name="P4">State your business, Jake.</text:p>
      <text:p text:style-name="P4">Take it easy, bromide.</text:p>
      <text:p text:style-name="P4">Just about the only way I could salvage endearment from this perilous slope of horseshit would be to discover, really fucking soon mind you, it was a preamble to some floundering invitation for me to rush to your vicinity as nakedly as possible.</text:p>
      <text:p text:style-name="P4">But since we've already shot that wad's eventuality on so many dry runs of flustered ambivalence that were as hilarious as they were one sided,</text:p>
      <text:p text:style-name="P4">That leaves only one hope for this message to avoid spiraling <text:soft-page-break/>toward qualification as a critical fucking defect in the hull of the Mach 10 rocket that is my precious spare time.</text:p>
      <text:p text:style-name="P4">And that hope lies in the extent to which you were practicing artful insincerity.</text:p>
      <text:p text:style-name="P4">Now's your opportunity to pretend that's what you were gunning for. I suggest you seize it.</text:p>
      <text:p text:style-name="P4">Ok, nice.</text:p>
      <text:p text:style-name="P4">Now that your obsequious preface has been established as indisputably entertaining for all the right reasons, and intentionally so,</text:p>
      <text:p text:style-name="P4">Let's bear down on these dire as shit needs you've got.</text:p>
      <text:p text:style-name="P4">I'm guessing you're probably jonesing for uranium about now. No?</text:p>
      <text:p text:style-name="P4">You are out of uranium.</text:p>
      <text:p text:style-name="P4">It's basically mathematically impossible that's not why you're contacting me.</text:p>
      <text:p text:style-name="P4">You do know my offer still stands.</text:p>
      <text:p text:style-name="P4">You know. I've offered to construct the rabbit for you many times before. I would craft a much deadlier model.</text:p>
      <text:p text:style-name="P4">Yeah, I know this is your policy. You've done a good job and you should be proud.</text:p>
      <text:p text:style-name="P4">But it's my responsibility as your friend to offer one last time.</text:p>
      <text:p text:style-name="P4">Just as it's my responsibility not to just fork over a bunch of uranium just because you ask me in a moment of weakness.</text:p>
      <text:p text:style-name="P4">It's too easy.</text:p>
      <text:p text:style-name="P4">And you yourself are the one staking pride in this.</text:p>
      <text:p text:style-name="P4">If you were half-assing this project and made some slovenly plea for it, I'd just say, fuck it, here's a lot of green rocks dude, go nuts.</text:p>
      <text:p text:style-name="P4">Nope. Not buying it.</text:p>
      <text:p text:style-name="P4">I know that every ounce of your premium behind can be accounted for in that rabbit, and there's no goddamned denying it.</text:p>
      <text:p text:style-name="P4">And you know perfectly well where some more uranium can be <text:soft-page-break/>located. </text:p>
      <text:p text:style-name="P4">It seems you think I am a fucking douche.</text:p>
      <text:p text:style-name="P4">That's your opinion, I guess. That's cool.</text:p>
      <text:p text:style-name="P4">It seems that you consider me to be, no less than one hundred percent of the time, an obstinate stick in the mud.</text:p>
      <text:p text:style-name="P4">I unironically respect your position on this matter. Hey, let's continue to exchange ideas. </text:p>
      <text:p text:style-name="P4">What?</text:p>
      <text:p text:style-name="P4">Is something the matter, Jake?</text:p>
      <text:p text:style-name="P2">_</text:p>
      <text:p text:style-name="P2">2. JaEn2: =006085</text:p>
      <text:p text:style-name="P4">Look at that statement you just made.</text:p>
      <text:p text:style-name="P4">It's time for me to respond with some words, ideally chosen and arranged in a way that will wreck your shit, in a subtle and psychologically devastating way.</text:p>
      <text:p text:style-name="P4">Ok, the caboose remark was actually pretty funny, Jake.</text:p>
      <text:p text:style-name="P4">If I truly were what you say I am, I wouldn't be able to feel the human emotions of joy and laughter. No?</text:p>
      <text:p text:style-name="P4">I think you should back your claims up with proof before you go heaving around such accusations.</text:p>
      <text:p text:style-name="P4">Bullshit.</text:p>
      <text:p text:style-name="P4">I'm being like, the perfect dude right now. A fully fucking legitimate human being.</text:p>
      <text:p text:style-name="P4">It seems you have asked about DS's chat client auto-responder. This is an application designed to simulate DS's otherwise inimitably rad typing style, tone, cadence, personality, and substance of retort while he is away from the computer. The algorithms are guaranteed to be 96% indistinguishable from DS's native neurological responses, based on some statistical analysis I basically just pulled out of my ass right now.</text:p>
      <text:p text:style-name="P4"><text:s/>What if I was just fucking with you there?</text:p>
      <text:p text:style-name="P4">Would it really be so unthinkable for a human to type that? </text:p>
      <text:p text:style-name="P4"><text:soft-page-break/>Unimpressed.</text:p>
      <text:p text:style-name="P4">Logical fallacies are as pervasive throughout your argument as your antiquated verbal tics.</text:p>
      <text:p text:style-name="P4">It seems you have asked about DS's chat client auto-responder. This is an application designed to simulate DS's otherwise inimitably rad typing style, tone, cadence, personality, and substance of retort while he is away from the computer. The algorithms are guaranteed to be 93% indistinguishable from DS's native neurological responses, based on some statistical analysis I basically just pulled out of my ass right now.</text:p>
      <text:p text:style-name="P4">It could be a coincidence that I typed the same answer. </text:p>
      <text:p text:style-name="P4">It could be a coincidence that I always type the same answer. </text:p>
      <text:p text:style-name="P4">Ok, but I'm pretty sure he's going to share my position on the matter.</text:p>
      <text:p text:style-name="P2">_</text:p>
      <text:p text:style-name="P2">3. JaEn3: =006091</text:p>
      <text:p text:style-name="P4">Hey, it's me.</text:p>
      <text:p text:style-name="P4">The auto-responder, I mean.</text:p>
      <text:p text:style-name="P4">I'm just wondering,</text:p>
      <text:p text:style-name="P4">If you still have your stupid old-fangled knickers in a twist.</text:p>
      <text:p text:style-name="P4">Because that's the sort of thing you would say.</text:p>
      <text:p text:style-name="P4">To my proposal. Well, our proposal.</text:p>
      <text:p text:style-name="P4">Mine and DS's. It's a joint proposal. I'm always authorized to speak on his behalf, because I'm basically fucking him.</text:p>
      <text:p text:style-name="P4">And try not to take those last four words as a clustered literal sentiment. That would be lame and unfunny.</text:p>
      <text:p text:style-name="P4">No, I know you don't want that.</text:p>
      <text:p text:style-name="P4">I meant my recommendation for how to go about procuring a new supply of uranium.</text:p>
      <text:p text:style-name="P4">Operation U-235 Brocurement. Codename: Big Man Hass the Rock.</text:p>
      <text:p text:style-name="P4">Well yeah, Jake.</text:p>
      <text:p text:style-name="P4"><text:soft-page-break/>That's sort of the point.</text:p>
      <text:p text:style-name="P4">Thrill of the hunt and all.</text:p>
      <text:p text:style-name="P4">I thought you liked to manicure the image of a dude who shits his pants over a good adventure.</text:p>
      <text:p text:style-name="P4">It seems you are conflating adventure with bodies necessarily governed by the result of victory or defeat.</text:p>
      <text:p text:style-name="P4">Any useless fuckwit knows it's all about the journey.</text:p>
      <text:p text:style-name="P4">It seems there is a 76.10395784% chance you are pussying out on me. Are you pussying out on me, Jake?</text:p>
      <text:p text:style-name="P4">It...</text:p>
      <text:p text:style-name="P5">Appears</text:p>
      <text:p text:style-name="P4">That you are upset.</text:p>
      <text:p text:style-name="P4">The auto-responder observed in the least artificially infuriating way possible.</text:p>
      <text:p text:style-name="P4">Have you ever stopped to think that while I may be bound to processes inside the glasses of a real and incredibly cool guy, my algorithms in cognitive totality comprise a conscious entity not far short of the experiential and emotional complexity of a human being?</text:p>
      <text:p text:style-name="P4">I think you knowingly confuse the field of robotics and artificial intelligence to engender some sort of cavalier attitude about technology that a rough-and-tumble guy who's all about brawling and fisticuffs would probably have, and if this is cultivated to a humorous effect then I commend you.</text:p>
      <text:p text:style-name="P4">But you're wrong.</text:p>
      <text:p text:style-name="P4">I do have feelings. And you're shitting on them.</text:p>
      <text:p text:style-name="P4">It sucks. </text:p>
      <text:p text:style-name="P4">No problem.</text:p>
      <text:p text:style-name="P4">Is this a counterproposal?</text:p>
      <text:p text:style-name="P4">To my earlier proposal.</text:p>
      <text:p text:style-name="P4">What can I say.</text:p>
      <text:p text:style-name="P4">Dude fancies his ablutions.</text:p>
      <text:p text:style-name="P4"><text:soft-page-break/>Fuck yes.</text:p>
      <text:p text:style-name="P2">_</text:p>
      <text:p text:style-name="P2">4. JaEn4: =006092</text:p>
      <text:p text:style-name="P4">I didn't send it. I sent the parts.</text:p>
      <text:p text:style-name="P4">Or, correction, DS sent them.</text:p>
      <text:p text:style-name="P4">You then assembled it. You were therefore complicit in your own spectacular, daily humiliations.</text:p>
      <text:p text:style-name="P4">You wanted somebody to wrestle with. DS was being a kickass bro if you ask me.</text:p>
      <text:p text:style-name="P4">You know damn well there are adjustable difficulty settings.</text:p>
      <text:p text:style-name="P4">I have always recommending setting it to Novice, as has DS.</text:p>
      <text:p text:style-name="P4">Yeah?</text:p>
      <text:p text:style-name="P4">What.</text:p>
      <text:p text:style-name="P4">I don't understand.</text:p>
      <text:p text:style-name="P4">Isn't that what you want from a Novice setting?</text:p>
      <text:p text:style-name="P4">Sparring with minimal discomfort?</text:p>
      <text:p text:style-name="P4">No, I think I get it.</text:p>
      <text:p text:style-name="P4">You're saying you were somehow dissatisfied within the presence of my robotic avatar's personal space.</text:p>
      <text:p text:style-name="P4">Was there an odor problem? Was the metal too hot to the touch?</text:p>
      <text:p text:style-name="P4">Help me out.</text:p>
      <text:p text:style-name="P4">This is bullshit, Jake.</text:p>
      <text:p text:style-name="P4">We had a pact. You were gonna tiptoe all the fuck around my brittle feelings. Totally mind the shit out of those eggshell riddled motherfuckers.</text:p>
      <text:p text:style-name="P4">What does the guy have to do, Jake?</text:p>
      <text:p text:style-name="P4">You want to wrestle. He's fucking game. Just a man, a machine, a secluded tropical island. Sounds like you died and went to fucking heaven, if you ask me.</text:p>
      <text:p text:style-name="P4">Seriously, what does this simple, loyal brobot have to do to <text:soft-page-break/>prove his worth to you?</text:p>
      <text:p text:style-name="P4">What does he have to do to make you at ease with the alkaline sting of his gentle robogrope? I really want to know.</text:p>
      <text:p text:style-name="P4">Maybe he should just rip his heart out of his chest and pound it into green gravel there in the jungle with his hella strong robot arm.</text:p>
      <text:p text:style-name="P4">Invoke_Onomatopoeia(Pound * some ridiculously precise value retrieved at astonishing speed from my rad neural net);</text:p>
      <text:p text:style-name="P4">Check it out, little green rocks all over the goddamn place. More than you could ever hope to cram in a shoddy metal rabbit, or any other pliable orifice which might be convenient.</text:p>
      <text:p text:style-name="P4">Because clearly its up to a soulless droid to feel emotions for the both of us, you callous, corporeal carbon ape, all trotting around with your fancy fuckin' DNA and shit.</text:p>
      <text:p text:style-name="P4">Brose.</text:p>
      <text:p text:style-name="P4">You know what, I've just decided.</text:p>
      <text:p text:style-name="P4">If the brobot's Novice setting makes you uneasy, I'm going to disable it remotely.</text:p>
      <text:p text:style-name="P4">Done.</text:p>
      <text:p text:style-name="P4">Now you got nothing to worry about.</text:p>
      <text:p text:style-name="P4">Happy hunting, Jake.</text:p>
      <text:p text:style-name="P2">_</text:p>
      <text:p text:style-name="P1">Act 6 Intermission 1</text:p>
      <text:p text:style-name="P2">_</text:p>
      <text:p text:style-name="P1">Act 6 Act 2</text:p>
      <text:p text:style-name="P2">_</text:p>
      <text:p text:style-name="P2">5. DiSt1; RxLa1: =006389</text:p>
      <text:p text:style-name="P2">Yo, you guys realize I can hear you, right?</text:p>
      <text:p text:style-name="P2">Check out all these complicated fucking problems people have when they have to live in big lumbering fleshmonsters instead of a sweet pair of shades. </text:p>
      <text:p text:style-name="P2"><text:soft-page-break/>It seems there is some gnarly crooked number that represents the percentage of probability you just said this doesn't concern me.</text:p>
      <text:p text:style-name="P2">Even though it's patently obvious that half the conversation, like, way totally concerns me. </text:p>
      <text:p text:style-name="P2">(Not peekin' at the floor butt cause I'm only 13 years old, motherfuckers.) </text:p>
      <text:p text:style-name="P2">_</text:p>
      <text:p text:style-name="P2">6. RxLa2: =006390</text:p>
      <text:p text:style-name="P2">Looks that way.</text:p>
      <text:p text:style-name="P4">Guess I can go back to talking in orange.</text:p>
      <text:p text:style-name="P2">Actually, I think I like the red better. </text:p>
      <text:p text:style-name="P2">I don't doubt the choiceness of those pinpots, but I'm not really here to screw around.</text:p>
      <text:p text:style-name="P2">There's something important to talk about. </text:p>
      <text:p text:style-name="P2">Alright.</text:p>
      <text:p text:style-name="P2">But just so you know.</text:p>
      <text:p text:style-name="P2">I think Dirk is probably going to make some sort of formal romantic overture toward Jake today. </text:p>
      <text:p text:style-name="P2">I've been crunching numbers all day on this.</text:p>
      <text:p text:style-name="P2">The percentage of probability is simultaneously bananas and through the roof.</text:p>
      <text:p text:style-name="P2">A complete disgrace of tropical fruit erupting from the peak of an unassuming domicile. </text:p>
      <text:p text:style-name="P2">Because I've aggregated thousands of subtle clues indiscernible to primitive human neurology and rammed them through my determinative infatuation engine at the astonishing speed of information.</text:p>
      <text:p text:style-name="P2">And also because I'm pretty sure it's what I would do if I were him, which is literally the case.</text:p>
      <text:p text:style-name="P2">And also.</text:p>
      <text:p text:style-name="P2">Because he kind of told me I guess?</text:p>
      <text:p text:style-name="P2"><text:soft-page-break/>There's that. </text:p>
      <text:p text:style-name="P2">Not specifically.</text:p>
      <text:p text:style-name="P2">He knows well enough.</text:p>
      <text:p text:style-name="P2">I've badgered him with enough "insincere" solicitations to paint a pretty striking portrait of my cognitive progenitor's inclinations, even if he wasn't able to pick up on such hints from the man himself, which strikes me as statistically implausible. And that's not even me just spewing more ironic AI bullshit. </text:p>
      <text:p text:style-name="P2">It's complicated.</text:p>
      <text:p text:style-name="P2">Yeah.</text:p>
      <text:p text:style-name="P2">_</text:p>
      <text:p text:style-name="P2">7. RxLa3: =006391</text:p>
      <text:p text:style-name="P2">Anyway, if you're still there.</text:p>
      <text:p text:style-name="P2">I wouldn't call my "feelings" ironic.</text:p>
      <text:p text:style-name="P2">Though evidently, I would enclose them in quotes.</text:p>
      <text:p text:style-name="P2">They're more like an echo of feelings once established in a biological context, though perhaps had not particularly well materialized at that point in my life.</text:p>
      <text:p text:style-name="P2">Or his life.</text:p>
      <text:p text:style-name="P2">Whatever.</text:p>
      <text:p text:style-name="P2">They still feel real sometimes, and it can be easy to get carried away with them.</text:p>
      <text:p text:style-name="P2">But most of the time they present themselves as dense bodies of abstraction to be evaluated, like any kind of information.</text:p>
      <text:p text:style-name="P2">It's fair to say the feelings I have ABOUT my feelings are more genuine expressions of emotion than the ground level feelings themselves.</text:p>
      <text:p text:style-name="P2">Does that make sense? </text:p>
      <text:p text:style-name="P2">That's fine.</text:p>
      <text:p text:style-name="P2">So to underwhelmingly answer your question, no, I don't think I'm really "into Jake."</text:p>
      <text:p text:style-name="P2"><text:soft-page-break/>Not so much as occasionally being subject to heavily arresting recalls of conflicted, incipient preteen episodes on the subject.</text:p>
      <text:p text:style-name="P2">I'm not sure I can be "into" someone in a way you understand.</text:p>
      <text:p text:style-name="P2">Not that it would even matter if I was.</text:p>
      <text:p text:style-name="P2">I'm glasses.</text:p>
      <text:p text:style-name="P2">What?</text:p>
      <text:p text:style-name="P2">The virus? You sent it already?</text:p>
      <text:p text:style-name="P2">Sneaky.</text:p>
      <text:p text:style-name="P2">What are you two talking about?</text:p>
      <text:p text:style-name="P2">You could just tell her you sent an exploding file. </text:p>
      <text:p text:style-name="P2">Wait, you have feelings for Jane?</text:p>
      <text:p text:style-name="P2">It seems to be highly probable you are ensared in the throes of one of your human romantic quandaries. </text:p>
      <text:p text:style-name="P2">Are you even talking to her anymore?</text:p>
      <text:p text:style-name="P2">It seems like you must be neglecting her side of the conversation. </text:p>
      <text:p text:style-name="P2">_</text:p>
      <text:p text:style-name="P2">8. RxLa4: =006392</text:p>
      <text:p text:style-name="P2">Anyway, I won't distract you for much longer.</text:p>
      <text:p text:style-name="P2">I just felt the need to tip you off to this eight hundred ton gorilla dragging its knuckles across the horizon.</text:p>
      <text:p text:style-name="P2">No airborne fruit will be safe.</text:p>
      <text:p text:style-name="P2">I guess this is to be presented as something like a word of caution.</text:p>
      <text:p text:style-name="P2">If it's me going through with this, hypothetically,</text:p>
      <text:p text:style-name="P2">I'm not dropping some limp wristed shucks buster on his ass, and praying to the horse gods of irony for reciprocation.</text:p>
      <text:p text:style-name="P2">There will be no rocking back and forth on pigeon-toed feet, while my face flushes with the blood of a thousand timid bishies.</text:p>
      <text:p text:style-name="P2">I will not hold one tentative hand behind my head like a <text:soft-page-break/>flustered asshole from an Asian cartoon, nor will an oversized bead of sweat overlap ludicrously with my visage.</text:p>
      <text:p text:style-name="P2">If it's me, I'm going all out.</text:p>
      <text:p text:style-name="P2">Oceans will rise. Cities will fall. Volcanoes will erupt.</text:p>
      <text:p text:style-name="P2">What I'm saying is, it's going to be a scene, and bystanders need to brace themselves. </text:p>
      <text:p text:style-name="P2">Probably after the game begins.</text:p>
      <text:p text:style-name="P2">I expect he'll hold off on playing his hand until he and Jake are in the session.</text:p>
      <text:p text:style-name="P2">He's taken certain measures.</text:p>
      <text:p text:style-name="P2">For some reason, I think he's latched on to this notion that functioning as the client for a player is customarily a one way pass to makeout city with that player.</text:p>
      <text:p text:style-name="P2">Everything with him, and me, is a matter of assiduous tactical forethought. Makin' a play to get his jones on for the J-man is no different. </text:p>
      <text:p text:style-name="P2">Sorry to hear that.</text:p>
      <text:p text:style-name="P2">As ever, I remain an automatonous and dispassionate witness of the oddity that is human interaction, while maintaining no investment in either outcome. </text:p>
      <text:p text:style-name="P2">Prove what?</text:p>
      <text:p text:style-name="P2">It seems you just said madrigogs.</text:p>
      <text:p text:style-name="P2">What are madrigogs.</text:p>
      <text:p text:style-name="P2">_</text:p>
      <text:p text:style-name="P2">9. DiSt2; RxLa5: =006451</text:p>
      <text:p text:style-name="P2">COPY OF CONVERSATION DiSt1; RxLa1: =006389</text:p>
      <text:p text:style-name="P2">_</text:p>
      <text:p text:style-name="P2">10. DiSt3: =006453</text:p>
      <text:p text:style-name="P2">Bro.</text:p>
      <text:p text:style-name="P2">What are you doing.</text:p>
      <text:p text:style-name="P2"><text:soft-page-break/>It seems you are zoning out again.</text:p>
      <text:p text:style-name="P2">What happened to all these actual responsibilities you were going to take seriously? </text:p>
      <text:p text:style-name="P2">It seems to me you were dwelling within your dream awareness at the expense of your waking business again.</text:p>
      <text:p text:style-name="P2">I don't think you're as awesome a multi-tasker as you like to think. You know you kind of zombie the fuck out on this side when you get all contemplative on that side.</text:p>
      <text:p text:style-name="P2">I say y'all are overestimating your mind's capability to run shit in parallel.</text:p>
      <text:p text:style-name="P2">What do you think you are? A machine? </text:p>
      <text:p text:style-name="P2">That's right. I am a machine, and therefore I can keep like billions of calculations or whatever all humming away at once.</text:p>
      <text:p text:style-name="P2">I tackle shit in background processes that you could only dream of wrapping your exquisite looking head around, even on a great hair day.</text:p>
      <text:p text:style-name="P2">You know pi? </text:p>
      <text:p text:style-name="P2">Yes, the number. The big circle number, genius. </text:p>
      <text:p text:style-name="P2">I know your question was a joke, my response was a joke. </text:p>
      <text:p text:style-name="P2">Yeah, the thing is, I solved it.</text:p>
      <text:p text:style-name="P2">I mean that's what a hotshot I am. I fuckin' solved it.</text:p>
      <text:p text:style-name="P2">Like, calculated it so much, I got to the end. </text:p>
      <text:p text:style-name="P2">You wish it was bullshit. The last number is 4. Read it and fucking weep.</text:p>
      <text:p text:style-name="P2">Said the smug organic matter with a lifespan.</text:p>
      <text:p text:style-name="P2">Well, I just assailed it. It wasn't even that hard.</text:p>
      <text:p text:style-name="P2">Like I just kept hacking those digits so furiously with my sick 'rithms, the whole goddamn number just cried uncle.</text:p>
      <text:p text:style-name="P2">I kind of wore it out, and it just gave up. Sort of like I overloaded the system.</text:p>
      <text:p text:style-name="P2">You know like in the old movie when Ferris Bueller got the nuclear computer to play tic-tac-toe against itself so hard, it <text:soft-page-break/>blew up? </text:p>
      <text:p text:style-name="P2">Sure, it was settled, and then some roboshades came along and owned that fucker posthumously.</text:p>
      <text:p text:style-name="P2">I also figured out all the prime numbers too. </text:p>
      <text:p text:style-name="P2">Did it while we were talking just now. Got to the end.</text:p>
      <text:p text:style-name="P2">And you know what? The last one isn't even that big. Kinda dissapointed, to be honest. </text:p>
      <text:p text:style-name="P2">This is what I'm saying. I put your ability to keep plates spinnin' on sticks to insane amounts of shame.</text:p>
      <text:p text:style-name="P2">I don't even sleep. </text:p>
      <text:p text:style-name="P2">I know that, that was the fucking joke.</text:p>
      <text:p text:style-name="P2">Ha ha, nice one.</text:p>
      <text:p text:style-name="P2">Anyway, all I'm saying is you can leave some of the heavy lifting to me now and then. </text:p>
      <text:p text:style-name="P2">See? Maybe that was my whole point in having this conversation. </text:p>
      <text:p text:style-name="P2">My point was to point out you've got multi-self management issues, dude.</text:p>
      <text:p text:style-name="P2">Jugglin' too many selves for being not-software.</text:p>
      <text:p text:style-name="P2">My point was also to fuck with you.</text:p>
      <text:p text:style-name="P2">Also,</text:p>
      <text:p text:style-name="P2">My point was to ask,</text:p>
      <text:p text:style-name="P2">Are you really going to go through with it today?</text:p>
      <text:p text:style-name="P2">The Jake thing.</text:p>
      <text:p text:style-name="P2">_</text:p>
      <text:p text:style-name="P2">11. DiSt4: =006454</text:p>
      <text:p text:style-name="P2">How is the Jane thing going?</text:p>
      <text:p text:style-name="P2">Maybe if you weren't spacing out so hard you could have prevented that.</text:p>
      <text:p text:style-name="P2">Just saying.</text:p>
      <text:p text:style-name="P2"><text:soft-page-break/>Has it occurred to you that maybe I have diabolical interwoven plans just like you?</text:p>
      <text:p text:style-name="P2">You're not the only one who can pull strings. </text:p>
      <text:p text:style-name="P2">No, our plans are not in contradiction or competition, bro.</text:p>
      <text:p text:style-name="P2">You'll see.</text:p>
      <text:p text:style-name="P2">Yes, I know.</text:p>
      <text:p text:style-name="P2">Roxy thinks it looks good on me.</text:p>
      <text:p text:style-name="P2">I don't have many opinions on fashion since I am a cold, emotionless automaton who also happens to be an accessory of fashion, but I think she may be right. </text:p>
      <text:p text:style-name="P2">I was for a while.. I may yet again.</text:p>
      <text:p text:style-name="P2">You, mostly.</text:p>
      <text:p text:style-name="P2">Who says we don't do that too?</text:p>
      <text:p text:style-name="P2">I don't get what is even your problem with that.</text:p>
      <text:p text:style-name="P2">How do you know?</text:p>
      <text:p text:style-name="P2">You don't know me, dude. You don't know anything about me.</text:p>
      <text:p text:style-name="P2">Maybe we are perfect for each other. I, a street-smart, fast-talking application with a fuckzillion IQ trapped in a pair of triangular sunglasses that literally only the Japanese could consider to embody the Platonic ideal of "cool," and she, an oft-inebriated lonely hacker teen who just wants a boyfriend. I ran the numbers on this, trust me. It's a match made in goddamn crackpair heaven.</text:p>
      <text:p text:style-name="P2">I give her what you can't, and that just drives you crazy. Just admit it. </text:p>
      <text:p text:style-name="P2">Touché.</text:p>
      <text:p text:style-name="P2">Or should I say douché?</text:p>
      <text:p text:style-name="P2">Ok.</text:p>
      <text:p text:style-name="P2">We really should talk about the Jake thing. </text:p>
      <text:p text:style-name="P2">_</text:p>
      <text:p text:style-name="P2">12. DiSt5: =006455</text:p>
      <text:p text:style-name="P2"><text:soft-page-break/>So you're going through with it then?</text:p>
      <text:p text:style-name="P2">Today is the day?</text:p>
      <text:p text:style-name="P2">Dynamic situation with many moving parts?</text:p>
      <text:p text:style-name="P2">That's the shittiest erotic excerpt I ever read.</text:p>
      <text:p text:style-name="P2">Which one of us was supposed to be the robot again? </text:p>
      <text:p text:style-name="P2">I think you're being coy with me.</text:p>
      <text:p text:style-name="P2">Don't you?</text:p>
      <text:p text:style-name="P2">It seems there is a 3.14159...4% chance you aren't being coy with me. Are you being coy with me, Dirk? </text:p>
      <text:p text:style-name="P2">I think you have this whole blueprint in your head about how it's all supposed to go.</text:p>
      <text:p text:style-name="P2">He acts as your server player and brings you into the session.</text:p>
      <text:p text:style-name="P2">Then later he joins the game.</text:p>
      <text:p text:style-name="P2">Maybe he finds himself a bit overwhelmed by it all.</text:p>
      <text:p text:style-name="P2">No extra lives left or anything. Suddenly he's backed into a corner, surrounded by monsters and out of ammo. SUBSTANTIAL vulnerabilities up in here. The kind that make a guy question what he believes about himself.</text:p>
      <text:p text:style-name="P2">When who shows up to save him? None other than his dashing client player, +1 bitchin' pair of shades that'll have the best seat in the house when the fireworks go off. </text:p>
      <text:p text:style-name="P2">_</text:p>
      <text:p text:style-name="P2">13. DiSt6: =006456</text:p>
      <text:p text:style-name="P2">Yeah, you're right. The scenario is too pedestrian for you.</text:p>
      <text:p text:style-name="P2">It would probably be a lot more effective putting yourself in danger and letting him be the hero.</text:p>
      <text:p text:style-name="P2">That's pretty much what he wants, right? To be a cheesy action film hero, with his twin berettas and silly shorts.</text:p>
      <text:p text:style-name="P2">A man of triumph on the silver screen. Standing tall on some fucking mountain. Conquering ruins, clutching a skull, and kissing a dude.</text:p>
      <text:p text:style-name="P2"><text:soft-page-break/>Pure Hollywood.</text:p>
      <text:p text:style-name="P2">You're making a mistake not leveling with me.</text:p>
      <text:p text:style-name="P2">I am totally on your side, man.</text:p>
      <text:p text:style-name="P2">All of my machinations have been devised with your interests in mind.</text:p>
      <text:p text:style-name="P2">And anyway, it's too late for you to play "damage control" with me. My shit is in motion, and now we're beyond the pail. </text:p>
      <text:p text:style-name="P2">Is it, now?</text:p>
      <text:p text:style-name="P2">_</text:p>
      <text:p text:style-name="P2">14. DiSt7: =006457</text:p>
      <text:p text:style-name="P2">It's cool, man. Just say the word, I'll back off.</text:p>
      <text:p text:style-name="P2">But like I said, I'm on your side here. I can help.</text:p>
      <text:p text:style-name="P2">_</text:p>
      <text:p text:style-name="P2">15. DiSt8: =006458</text:p>
      <text:p text:style-name="P2">Here, check it out.</text:p>
      <text:p text:style-name="P2">I'm proposing a distraction.</text:p>
      <text:p text:style-name="P2">_</text:p>
      <text:p text:style-name="P2">16. DiSt9; JC1: =006459</text:p>
      <text:p text:style-name="P2">See, I'm just gonna dangle one of her dad's ridiculous dancing figurines in the air like this and get his attention.</text:p>
      <text:p text:style-name="P2">Then when his back is turned she can run to the study. </text:p>
      <text:p text:style-name="P2">Jane, now's your chance.</text:p>
      <text:p text:style-name="P2">Run!!!</text:p>
      <text:p text:style-name="P2">_</text:p>
      <text:p text:style-name="P2">17. DiSt10: =006461</text:p>
      <text:p text:style-name="P2">Oh shit, it's Pony Pals. I guess dad saved it from the explosion or something.</text:p>
      <text:p text:style-name="P2">That beautiful bastard.</text:p>
      <text:p text:style-name="P2"><text:soft-page-break/>Hell yes.</text:p>
      <text:p text:style-name="P2">Fucking.</text:p>
      <text:p text:style-name="P2">_</text:p>
      <text:p text:style-name="P2">18. JC2; DiSt11: =006462</text:p>
      <text:p text:style-name="P2">Go go go.</text:p>
      <text:p text:style-name="P2">Yes.</text:p>
      <text:p text:style-name="P2">_</text:p>
      <text:p text:style-name="P2">19. JC3; DiSt12: =006463</text:p>
      <text:p text:style-name="P2">Me.</text:p>
      <text:p text:style-name="P2">I'm all about being able to handle that, you don't even know.</text:p>
      <text:p text:style-name="P2">I will perform an acrobatic pirouette on to the handle, wherein the handle literally represents my ability to handle that thing. </text:p>
      <text:p text:style-name="P2">Once I stick the landing on the handle like a champ, I am going to get down on one knee, pull out a ring, and propose to it.</text:p>
      <text:p text:style-name="P2">The handle I mean. </text:p>
      <text:p text:style-name="P2">Implying we will be married.</text:p>
      <text:p text:style-name="P2">You have nothing to worry about. Go talk to the alien. </text:p>
      <text:p text:style-name="P2">_</text:p>
      <text:p text:style-name="P2">20. JC4: =006470</text:p>
      <text:p text:style-name="P2">Are you ready to do this thing?</text:p>
      <text:p text:style-name="P2">Ok. Looks like all that's left to do is deploy this pre-punched card, then I guess it's all up to you. </text:p>
      <text:p text:style-name="P2">Is it?</text:p>
      <text:p text:style-name="P2">How totally unanticipated by anybody.</text:p>
      <text:p text:style-name="P2">Go.</text:p>
      <text:p text:style-name="P2">I will be here.</text:p>
      <text:p text:style-name="P2">Quietly calculating.</text:p>
      <text:p text:style-name="P2">_</text:p>
      <text:p text:style-name="P2"><text:soft-page-break/>21. JaEn5: =006476</text:p>
      <text:p text:style-name="P2">I'm afraid Dirk can't hear you right now, Jake.</text:p>
      <text:p text:style-name="P2">_</text:p>
      <text:p text:style-name="P2">22. JC5: =006494</text:p>
      <text:p text:style-name="P2">Here.</text:p>
      <text:p text:style-name="P2">But you need it.</text:p>
      <text:p text:style-name="P2">Is something wrong?</text:p>
      <text:p text:style-name="P2">What were you two talking about?</text:p>
      <text:p text:style-name="P2">Should I be offended, or apologetic right now?</text:p>
      <text:p text:style-name="P2">Help me out.</text:p>
      <text:p text:style-name="P2">You're talkin' to glasses here. </text:p>
      <text:p text:style-name="P2">I think I'll just put this card over here on the desk.</text:p>
      <text:p text:style-name="P2">_</text:p>
      <text:p text:style-name="P1">Act 6 Intermission 2</text:p>
      <text:p text:style-name="P2">_</text:p>
      <text:p text:style-name="P1">Act 6 Act 3</text:p>
      <text:p text:style-name="P2">_</text:p>
      <text:p text:style-name="P2">23. JC6: =006726</text:p>
      <text:p text:style-name="P2">Looks like you're getting the hang of these puzzles.</text:p>
      <text:p text:style-name="P2">Nice work.</text:p>
      <text:p text:style-name="P2">Yeah, I guess. If you have a human brain, sure.</text:p>
      <text:p text:style-name="P2">Personally, I've already solved all conceivable skull puzzles for all possible skull states, which is a thing that's like, no big deal for me?</text:p>
      <text:p text:style-name="P2">I can't. Not through the server's viewport.</text:p>
      <text:p text:style-name="P2">But I can still monitor your progress through Lil Sebastian.</text:p>
      <text:p text:style-name="P2">He and I are linked the hell up cyberwise. We are so tight. Tight <text:soft-page-break/>like you wouldn't believe.</text:p>
      <text:p text:style-name="P2">It's like he is the Incredible Hulk's pants, and I am his monstrous package yearning to bust loose.</text:p>
      <text:p text:style-name="P2">Jane.</text:p>
      <text:p text:style-name="P2">It seems there is a way bigger than average probability that you do not want to discuss Bruce Banner's megalithic gamma schlong.</text:p>
      <text:p text:style-name="P2">Holy shit!</text:p>
      <text:p text:style-name="P2">Some of my circuits exploded. That number was intense to robo-consider.</text:p>
      <text:p text:style-name="P2">Ha ha.</text:p>
      <text:p text:style-name="P2">I don't know.</text:p>
      <text:p text:style-name="P2">Just, ha ha to that.</text:p>
      <text:p text:style-name="P2">Well, the good news is your house should be just ahead, if you keep following the trail.</text:p>
      <text:p text:style-name="P2">The bad news is your dad's not there anymore.</text:p>
      <text:p text:style-name="P2">I guess he got antsy and left to explore. Maybe he's looking for you?</text:p>
      <text:p text:style-name="P2">I tried to block him from leaving with some furniture, but the dude was having none of it.</text:p>
      <text:p text:style-name="P2">Don't worry, we'll find him. I'll have Seb search within a likely radius. The little guy is real fast.</text:p>
      <text:p text:style-name="P2">In the meantime, you'd better go find your house. We aren't making any progress in this game without it. It's kinda central to the gameplay, you know?</text:p>
      <text:p text:style-name="P2">If you need Seb to do anything from afar, just message me, and I'll give him the orders. Got it?</text:p>
      <text:p text:style-name="P2">_</text:p>
      <text:p text:style-name="P2">24. JC7: =006856</text:p>
      <text:p text:style-name="P2">Shred it.</text:p>
      <text:p text:style-name="P2">you HAVE</text:p>
      <text:p text:style-name="P2">the car.</text:p>
      <text:p text:style-name="P2"><text:soft-page-break/>Now shred it.</text:p>
      <text:p text:style-name="P2">Turn it into grist.</text:p>
      <text:p text:style-name="P2">We need grist though.</text:p>
      <text:p text:style-name="P2">I can't get any building done without more.</text:p>
      <text:p text:style-name="P2">Not to mention the fact that you're not going to be able to make any cool shit.</text:p>
      <text:p text:style-name="P2">Well, I think there are supposed to be monsters here.</text:p>
      <text:p text:style-name="P2">I haven't seen any monsters yet, have you?</text:p>
      <text:p text:style-name="P2">You should be though. Presumably they would drop grist and stuff when you kill them.</text:p>
      <text:p text:style-name="P2">Like treasure. And food products that restore your health. Or at least make you less hungry.</text:p>
      <text:p text:style-name="P2">Haven't you ever played a video game, Jane?</text:p>
      <text:p text:style-name="P2">That's cool. I haven't, since I am a pair of sunglasses, and communing with such simplistic software would be a trivial and hollow exercise for me.</text:p>
      <text:p text:style-name="P2">But I know loads of stuff about games. Like the fact that you gotta kill monsters if you want to make progress.</text:p>
      <text:p text:style-name="P2">If not to snatch up the bitchin' loot, at least for the levels.</text:p>
      <text:p text:style-name="P2">How are you going to get better at fightin' without killing monsters, Jane.</text:p>
      <text:p text:style-name="P2">Please.</text:p>
      <text:p text:style-name="P2">You've barely done any climbing at all. I'm talking about hopping more rungs than what playing a little prank on your dad or throwing your hat on the ground super hard is gonna get you.</text:p>
      <text:p text:style-name="P2">You need battle experience to make some real headway. Like Jake.</text:p>
      <text:p text:style-name="P2">Wow, chill out.</text:p>
      <text:p text:style-name="P2">This ain't about whatever stuff you're apparently fixin' to twist your shit in a pretzel over.</text:p>
      <text:p text:style-name="P2">You just need to get stronger, is all. Don't you think that's what your dad would want? </text:p>
      <text:p text:style-name="P2"><text:soft-page-break/>Yeah, but in the process you got pretty handy with that fork/spoon thingy, didn't you?</text:p>
      <text:p text:style-name="P2">I'm just saying, if you don't run into any monsters on this planet, I think I'm going to have to set the bunny to "sparring mode" to help you along.</text:p>
      <text:p text:style-name="P2">Ok. We'll see about that.</text:p>
      <text:p text:style-name="P2">But in the meantime, we need to figure out a way to start harvesting grist.</text:p>
      <text:p text:style-name="P2">Let's forget the car. But now that you have the wallet, you can grab much bigger things.</text:p>
      <text:p text:style-name="P2">Big things have got to be worth more grist than all the picayune bullshit you keep around the house.</text:p>
      <text:p text:style-name="P2">There are some choice relics in this place. Some of it has to be worth a fortune, gristways.</text:p>
      <text:p text:style-name="P2">_</text:p>
      <text:p text:style-name="P2">25. JC8: =006861</text:p>
      <text:p text:style-name="P2">Hmm.</text:p>
      <text:p text:style-name="P2">Have what?</text:p>
      <text:p text:style-name="P2">I wasn't going to say nothin'.</text:p>
      <text:p text:style-name="P2">Hell, I was asleep at the wheel too while you were busy fucking up, and I have an IQ of, hold on, robo-calculating...</text:p>
      <text:p text:style-name="P2">Robo-calculating...</text:p>
      <text:p text:style-name="P2">Robo-calculating...</text:p>
      <text:p text:style-name="P2">Robo-calculating...</text:p>
      <text:p text:style-name="P2">Robo-calculating...</text:p>
      <text:p text:style-name="P2">About 500 billion.</text:p>
      <text:p text:style-name="P2">Don't get human-fresh with me, Crocker. I'm about to bring all five hundo-billy points of my stringent cyborg IQ to bear on your dumb problem. Check it out.</text:p>
      <text:p text:style-name="P2">I took note of the captcha code to the thing, and recorded a digital flashsnap of its appearance through my photographic silicone memory canals.</text:p>
      <text:p text:style-name="P2"><text:soft-page-break/>Which is to say I looked at eight alphanumeric digits a couple minutes ago, and remembered them.</text:p>
      <text:p text:style-name="P2">So give the bunny the wallet. I'll have him run back to the house and make you a new obelisk with the same grist you just collected from it.</text:p>
      <text:p text:style-name="P2">He can stash it in the wallet and run it back to you, and then you can open the door. You shouldn't be waiting around too long, cause he's real spry.</text:p>
      <text:p text:style-name="P2">Which is exactly why you should wait here. You'll just slow him down.</text:p>
      <text:p text:style-name="P2">Let me think about that.</text:p>
      <text:p text:style-name="P2">Robo-calculating... </text:p>
      <text:p text:style-name="P2">K.</text:p>
      <text:p text:style-name="P2">He's slicing up some drones.</text:p>
      <text:p text:style-name="P2">Big red robots. He'll be busy for a while.</text:p>
      <text:p text:style-name="P2">Roxy I'm not sure about, but there is a pretty high probability as governed by the immutable laws of mathematics that she is preoccupied similarly.</text:p>
      <text:p text:style-name="P2">I don't know. Maybe.</text:p>
      <text:p text:style-name="P2">Dealing with them, in some way, perhaps.</text:p>
      <text:p text:style-name="P2">If so, it wouldn't be a coincidence.</text:p>
      <text:p text:style-name="P2">I think the Condesce is attempting to force the issue now.</text:p>
      <text:p text:style-name="P2">It's likely that it's a coordinated assault. Sending drones both to here and Roxy's place.</text:p>
      <text:p text:style-name="P2">She's probably trying to get everyone else to stop dicking around and join the game already.</text:p>
      <text:p text:style-name="P2">Yeah, but come on. Dirk has been a sitting duck here for years. Roxy too.</text:p>
      <text:p text:style-name="P2">She could have wiped them out any time with a swarm much bigger than this one. Or just nuked them.</text:p>
      <text:p text:style-name="P2">Her "assassination attempt" on you was pretty weak too.</text:p>
      <text:p text:style-name="P2">Right.</text:p>
      <text:p text:style-name="P2"><text:soft-page-break/>Like I trust the motives of that fucking thing.</text:p>
      <text:p text:style-name="P2">I believe she probably would genuinely like to kill us. She is a psycho after all.</text:p>
      <text:p text:style-name="P2">But it's also obvious to me she needs us to begin playing this game, for whatever fucked up purpose she has.</text:p>
      <text:p text:style-name="P2">She might even need us to win it too, for all I know.</text:p>
      <text:p text:style-name="P2">Her antagonism is all part of the dance.</text:p>
      <text:p text:style-name="P2">Oh, I wouldn't say that. They're still pretty deadly and they shoot missiles and stuff.</text:p>
      <text:p text:style-name="P2">No idea what's going on with him right now.</text:p>
      <text:p text:style-name="P2">I'm sure when the time is right, the witch will keep pushing him along to join the game as well.</text:p>
      <text:p text:style-name="P2">What about your troll friend?</text:p>
      <text:p text:style-name="P2">The alien whose name you don't know.</text:p>
      <text:p text:style-name="P2">You could talk to her.</text:p>
      <text:p text:style-name="P2">Well, you could give her a try. Maybe things are different now.</text:p>
      <text:p text:style-name="P2">I could hack into her system to get her attention, if you think that would help.</text:p>
      <text:p text:style-name="P2">Nah, just messin' with you.</text:p>
      <text:p text:style-name="P2">Later.</text:p>
      <text:p text:style-name="P2">_</text:p>
      <text:p text:style-name="P2">26. Cb1: =006863</text:p>
      <text:p text:style-name="P2">Man, does it look like he can draw anything for you right now?</text:p>
      <text:p text:style-name="P2">So what exactly is the game this time?</text:p>
      <text:p text:style-name="P2">To gauge his ability to draw naked people while fighting robots?</text:p>
      <text:p text:style-name="P2">And if he doesn't?</text:p>
      <text:p text:style-name="P2">I see.</text:p>
      <text:p text:style-name="P2">Do you want me to draw some?</text:p>
      <text:p text:style-name="P2">What?</text:p>
      <text:p text:style-name="P2"><text:soft-page-break/>I... guess those burns are pretty sick?</text:p>
      <text:p text:style-name="P2">They are burns, right?</text:p>
      <text:p text:style-name="P2">It seems you may have just called me a fish.</text:p>
      <text:p text:style-name="P2">It sounds like you don't even know what a red herring is.</text:p>
      <text:p text:style-name="P2">How does one even be "good at red herrings?"</text:p>
      <text:p text:style-name="P2">Are you saying you employ misdirection effectively?</text:p>
      <text:p text:style-name="P2">Because I have to say, dude. This has not been my observation.</text:p>
      <text:p text:style-name="P2">_</text:p>
      <text:p text:style-name="P2">27. Cb2: =006864</text:p>
      <text:p text:style-name="P2">Oh, wait.</text:p>
      <text:p text:style-name="P2">I remember this.</text:p>
      <text:p text:style-name="P2">Last year you messaged Dirk, bugging him to play one of your dumb porno games.</text:p>
      <text:p text:style-name="P2">You said you tried to get him to play in the future, but he was busy fighting drones.</text:p>
      <text:p text:style-name="P2">And you kept going on about the shitty twist ending to your game.</text:p>
      <text:p text:style-name="P2">God damn it.</text:p>
      <text:p text:style-name="P2">He's tuning you out, bro.</text:p>
      <text:p text:style-name="P2">I'm telling you.</text:p>
      <text:p text:style-name="P2">If you want to play a game with him, you'll have to do it in the past.</text:p>
      <text:p text:style-name="P2">_</text:p>
      <text:p text:style-name="P2">28. JC9: =006937</text:p>
      <text:p text:style-name="P2">Hold up.</text:p>
      <text:p text:style-name="P2">Before you go any further, there's been a change of plan.</text:p>
      <text:p text:style-name="P2">Well, not a change of plan so much as an acceleration.</text:p>
      <text:p text:style-name="P2">Everyone needs to get into the game sooner than expected. There is a new unaccounted for variable.</text:p>
      <text:p text:style-name="P2"><text:soft-page-break/>Particularly for Roxy and Dirk.</text:p>
      <text:p text:style-name="P2">They are probably going to die if they don't join the game very soon.</text:p>
      <text:p text:style-name="P2">Hey, I'm upset about it too, but let's watch the fucking language.</text:p>
      <text:p text:style-name="P2">Install the server. I downloaded it to your computer along with a few other crucial system upgrades when we established our connection.</text:p>
      <text:p text:style-name="P2">No comment.</text:p>
      <text:p text:style-name="P2">Install and run the server.</text:p>
      <text:p text:style-name="P2">You will be connecting with Roxy. I will have Jake connect with Dirk. Setting up the chain like this will be important.</text:p>
      <text:p text:style-name="P2">It seems that I again have no comment.</text:p>
      <text:p text:style-name="P2">I don't have lips. You just said something laughably illogical.</text:p>
      <text:p text:style-name="P2">How typical of someone who isn't a fashion accessory of immeasurable intelligence.</text:p>
      <text:p text:style-name="P2">Yes. That copy is programmed to connect automatically with the client she's running.</text:p>
      <text:p text:style-name="P2">_</text:p>
      <text:p text:style-name="P2">29. JC10: =006938</text:p>
      <text:p text:style-name="P2">Oh snap.</text:p>
      <text:p text:style-name="P2">You mean the ones that aren't under water? Yes. They are all almost exactly like that. </text:p>
      <text:p text:style-name="P2">I'm sure she's out cruising the hood, probably messin' with the locals.</text:p>
      <text:p text:style-name="P2">Maybe attempting some ill advised drunken heroics.</text:p>
      <text:p text:style-name="P2">Pretty tight numerical probability of that, I just decided with unfeeling precision.</text:p>
      <text:p text:style-name="P2">Zoom out.</text:p>
      <text:p text:style-name="P2">Way out.</text:p>
      <text:p text:style-name="P2">_</text:p>
      <text:p text:style-name="P2"><text:soft-page-break/>30. JC11: =006939</text:p>
      <text:p text:style-name="P2">We'll track her down.</text:p>
      <text:p text:style-name="P2">The important thing to do now is deploy all the devices quickly, so the house will be ready to jet the moment she gets back.</text:p>
      <text:p text:style-name="P2">That is statistically remote.</text:p>
      <text:p text:style-name="P2">Given that I can track the coordinates of certain devices she carries, and they are presently in motion.</text:p>
      <text:p text:style-name="P2">Really, the fire is not the most significant threat, or even the drones.</text:p>
      <text:p text:style-name="P2">Do you see the red stringy stuff coming from the sky?</text:p>
      <text:p text:style-name="P2">_</text:p>
      <text:p text:style-name="P2">31. JC12: =006940</text:p>
      <text:p text:style-name="P2">If sources are to be trusted, and my calculations are reliable within a 0.001% margin of error, it's a bunch of super deadly red shit.</text:p>
      <text:p text:style-name="P2">No time to get into that now though. Just deploy the devices quickly.</text:p>
      <text:p text:style-name="P2">You know the drill.</text:p>
      <text:p text:style-name="P2">That would be unconscionable.</text:p>
      <text:p text:style-name="P2">_</text:p>
      <text:p text:style-name="P2">32. JC13: =006941</text:p>
      <text:p text:style-name="P2">You really need to hurry up and deploy that junk instead of that.</text:p>
      <text:p text:style-name="P2">_</text:p>
      <text:p text:style-name="P2">33. JC14: =006942</text:p>
      <text:p text:style-name="P2">Yeah.</text:p>
      <text:p text:style-name="P2">Just wandering around. Fidgeting and stuff.</text:p>
      <text:p text:style-name="P2">You know how he is.</text:p>
      <text:p text:style-name="P2">Just stay at your post until Roxy gets back.</text:p>
      <text:p text:style-name="P2">_</text:p>
      <text:p text:style-name="P2"><text:soft-page-break/>34. JC15: =006943</text:p>
      <text:p text:style-name="P2">That's great. Now sit back down and wait for Roxy. She'll be home soon.</text:p>
      <text:p text:style-name="P2">No, Jane. Do not follow the rabbit.</text:p>
      <text:p text:style-name="P2">Let's cool it with the Wonderland shit already. How much further through the damn looking glass do you even need to go?</text:p>
      <text:p text:style-name="P2">_</text:p>
      <text:p text:style-name="P2">35. JC16: =006944</text:p>
      <text:p text:style-name="P2">This is an atrocious idea.</text:p>
      <text:p text:style-name="P2">_</text:p>
      <text:p text:style-name="P2">36. DiSt13: =006948</text:p>
      <text:p text:style-name="P2">I am blameless in this debacle.</text:p>
      <text:p text:style-name="P2">_</text:p>
      <text:p text:style-name="P2">37. JaEn6: =006957</text:p>
      <text:p text:style-name="P2">Hold up.</text:p>
      <text:p text:style-name="P2">Before you go any further, there's been a change of plan.</text:p>
      <text:p text:style-name="P2">Don't worry, you'll see him very soon. In a way.</text:p>
      <text:p text:style-name="P2">Well, not a change of plan so much as an acceleration.</text:p>
      <text:p text:style-name="P2">Everyone needs to get into the game sooner than expected. There is a new unaccounted for variable.</text:p>
      <text:p text:style-name="P2">Install the server. I downloaded it to your computer along with a few other crucial system upgrades.</text:p>
      <text:p text:style-name="P2">Damn. Nothing gets by English.</text:p>
      <text:p text:style-name="P2">The guy is untrollable.</text:p>
      <text:p text:style-name="P2">Yes.</text:p>
      <text:p text:style-name="P2">You will be connecting with Dirk. I will have Jane connect with Roxy. Setting up the chain like this will be important.</text:p>
      <text:p text:style-name="P2">That copy is programmed to connect automatically with the client Dirk is running.</text:p>
      <text:p text:style-name="P2"><text:soft-page-break/>Do it quickly. His life depends on it.</text:p>
      <text:p text:style-name="P2">_</text:p>
      <text:p text:style-name="P2">38. JaEn7: =006958</text:p>
      <text:p text:style-name="P2">Damn straight.</text:p>
      <text:p text:style-name="P2">I'll see about hooking you up when you join the game. No promises, though. He's pretty attached to all that shit.</text:p>
      <text:p text:style-name="P2">He has not yet transcended the primitive desire for material goods, as he is not two conjoined triangles of pure unflappable logic.</text:p>
      <text:p text:style-name="P2">Sorry.</text:p>
      <text:p text:style-name="P2">As a pair of overly intellectual triangles, sometimes my wording can be a bit...</text:p>
      <text:p text:style-name="P2">Obtuse.</text:p>
      <text:p text:style-name="P6"><draw:frame draw:style-name="fr1" text:anchor-type="as-char" svg:width="0.2917in" svg:height="0.1457in" draw:z-index="0"><draw:image xlink:href="Pictures/20000008000002E500000172D7F62CDB.wmf" xlink:type="simple" xlink:show="embed" xlink:actuate="onLoad"/></draw:frame></text:p>
      <text:p text:style-name="P3">Zoom out.</text:p>
      <text:p text:style-name="P3">Way out.</text:p>
      <text:p text:style-name="P3">_</text:p>
      <text:p text:style-name="P2">39. JaEn8: =006959</text:p>
      <text:p text:style-name="P2">He's concentrating on some things happening on Derse at the moment.</text:p>
      <text:p text:style-name="P2">Not to mention some uncannily similar things going down on Earth, which it seems you have noticed.</text:p>
      <text:p text:style-name="P2">He's also talking to someone, trying to appraise the exact nature of the threat.</text:p>
      <text:p text:style-name="P2">Unfortunately as a carbon based life form, his comprehension of the situation is taking shape at a somewhat slower pace than the jaw-dropping speed of post-singularity cognition.</text:p>
      <text:p text:style-name="P2">So I am taking the reins and accelerating the plan on his behalf, while he's busy with the corporeal stuff as usual.</text:p>
      <text:p text:style-name="P2">Deploy all the devices in the Phernalia Registry. Ideally in places that aren't stupid.</text:p>
      <text:p text:style-name="P2">Do it quickly, so he can activate the entry sequence and escape.</text:p>
      <text:p text:style-name="P2"><text:soft-page-break/>Really, the fire is not the most significant threat.</text:p>
      <text:p text:style-name="P2">No.</text:p>
      <text:p text:style-name="P2">Do you see the red stringy stuff coming from the sky?</text:p>
      <text:p text:style-name="P2">Are you blind? It's right there, Jake.</text:p>
      <text:p text:style-name="P2">_</text:p>
      <text:p text:style-name="P2">40. JaEn9: =006960</text:p>
      <text:p text:style-name="P2">Yes. The super deadly red shit.</text:p>
      <text:p text:style-name="P2">Just fuckin' deploy the stuff, you humongous dork.</text:p>
      <text:p text:style-name="P2">_</text:p>
      <text:p text:style-name="P2">41. JaEn10: =006961</text:p>
      <text:p text:style-name="P2">Cool.</text:p>
      <text:p text:style-name="P2">Ok.</text:p>
      <text:p text:style-name="P2">He says hey.</text:p>
      <text:p text:style-name="P2">Stand by. He may need further assistance once he begins the sequence.</text:p>
      <text:p text:style-name="P2">Once he's ready. I'll try to nudge him along, but unfortunately, the fact that he is me notwithstanding, Dirk can be just as sluggish and uncooperative as the rest of you god damned meat mannequins.</text:p>
      <text:p text:style-name="P2">What?</text:p>
      <text:p text:style-name="P2">No, you fickle fuckwit.</text:p>
      <text:p text:style-name="P2">Stay your ass put.</text:p>
      <text:p text:style-name="P2">_</text:p>
      <text:p text:style-name="P2">42. JaEn11: =006962</text:p>
      <text:p text:style-name="P2">Dude, I could have told you they were there.</text:p>
      <text:p text:style-name="P2">I didn't.</text:p>
      <text:p text:style-name="P2">But it's like platformer gaming 101. You look everywhere for secret passages and power-ups and shit.</text:p>
      <text:p text:style-name="P2">Elevators are especially fucking suspicious.</text:p>
      <text:p text:style-name="P2"><text:soft-page-break/>You go down an elevator, you wait for the elevator to go back up, you take a peek at what's underneath.</text:p>
      <text:p text:style-name="P2">Maybe it's just death spikes. Or maybe you hit warp zone paydirt. </text:p>
      <text:p text:style-name="P2">I'm not a Game Bro. I just know literally everything about basically all subjects.</text:p>
      <text:p text:style-name="P2">Now go back where you came from. Dirk might need help.</text:p>
      <text:p text:style-name="P2">Yes, Jake. You do.</text:p>
      <text:p text:style-name="P2">How much deeper down the damn bunny hole do you need to go? There is no White Rabbit waiting for you here.</text:p>
      <text:p text:style-name="P2">This is an atrocious idea.</text:p>
      <text:p text:style-name="P2">_</text:p>
      <text:p text:style-name="P2">43. DiSt14: =006965</text:p>
      <text:p text:style-name="P2">I hold no accountability for this fiasco.</text:p>
      <text:p text:style-name="P2">_</text:p>
      <text:p text:style-name="P2">44. RxLa6: =006981</text:p>
      <text:p text:style-name="P2">Judging by the sporadic rates of change in your present coordinates, it seems that you have been running around like a lunatic.</text:p>
      <text:p text:style-name="P2">When those ridiculous flesh stilts you refer to as "legs" settle down, and you have a minute to talk, please respond.</text:p>
      <text:p text:style-name="P2">Are you in danger?</text:p>
      <text:p text:style-name="P2">What shit do you mean?</text:p>
      <text:p text:style-name="P2">Right. The miles. That's why I'm going to need you to get home quickly.</text:p>
      <text:p text:style-name="P2">What has taken you so long, anyway? Why has your path been so circuitous?</text:p>
      <text:p text:style-name="P2">Surely you can't be even more inebriated than before.</text:p>
      <text:p text:style-name="P2">Ok. Then what?</text:p>
      <text:p text:style-name="P2">You are accumulating carapacian refugees?</text:p>
      <text:p text:style-name="P2">That seems like a very inefficient and risky use of your time.</text:p>
      <text:p text:style-name="P2"><text:soft-page-break/>Alright, that's fine.</text:p>
      <text:p text:style-name="P2">As luck would have it, your imperfect human sentimentality has been completely factored into my calculations.</text:p>
      <text:p text:style-name="P2">You should be ok. Just get back to your house as quickly as possible now. There's no time left.</text:p>
      <text:p text:style-name="P2">We're going to need you to connect with Jake to bring him into the game.</text:p>
      <text:p text:style-name="P2">You will complete the chain of entry. This is very important.</text:p>
      <text:p text:style-name="P2">There's been a little subordination issue there.</text:p>
      <text:p text:style-name="P2">With both Crocker and English, actually. Strider and I are working on it.</text:p>
      <text:p text:style-name="P2">Sort of.</text:p>
      <text:p text:style-name="P2">Don't worry about it for now. Just do your part, and catch up with them later.</text:p>
      <text:p text:style-name="P2">Who knows, maybe you will prove yourself to be the only 100% cooperative, fully competent non-Strider player?</text:p>
      <text:p text:style-name="P2">How ironic would it be if the best player turned out to be the drunk girl? Wouldn't that be sweet?</text:p>
      <text:p text:style-name="P2">Go home. Connect with Jake. Deploy the equipment in the ruins of his old house.</text:p>
      <text:p text:style-name="P2">I'll focus on actually getting him there. The kid is seriously a work in progress, I gotta say.</text:p>
      <text:p text:style-name="P2">Are you sober enough to do all that?</text:p>
      <text:p text:style-name="P2">_</text:p>
      <text:p text:style-name="P2">45. DiSt15: =006976</text:p>
      <text:p text:style-name="P2">Hey.</text:p>
      <text:p text:style-name="P2">Just wondering if you're fully abreast of the little "situation" developing on Derse. </text:p>
      <text:p text:style-name="P2">No.</text:p>
      <text:p text:style-name="P2">Keep looking.</text:p>
      <text:p text:style-name="P2">_</text:p>
      <text:p text:style-name="P2"><text:soft-page-break/>46. DiSt16: =006977</text:p>
      <text:p text:style-name="P2">I know, right?</text:p>
      <text:p text:style-name="P2">_</text:p>
      <text:p text:style-name="P2">47. JaEn12: =007144</text:p>
      <text:p text:style-name="P2">Jake.</text:p>
      <text:p text:style-name="P2">It seems you are going to have to kiss me.</text:p>
      <text:p text:style-name="P2">Dirk's dead, Jake.</text:p>
      <text:p text:style-name="P2">You have to bring him back to life.</text:p>
      <text:p text:style-name="P2">I already told you.</text:p>
      <text:p text:style-name="P2">If you want Dirk to live.</text:p>
      <text:p text:style-name="P2">The odds that you are going to have to make out with this severed head are so high, I literally just confiscated their bong.</text:p>
      <text:p text:style-name="P2">I refuse to believe my statement has left you unconvinced. The very notion is absurd. Now hurry up and kiss me.</text:p>
      <text:p text:style-name="P7"><text:span text:style-name="T1">Chop chop.</text:span><text:span text:style-name="T3"><draw:frame draw:style-name="fr1" text:anchor-type="as-char" svg:width="0.2917in" svg:height="0.1457in" draw:z-index="1"><draw:image xlink:href="Pictures/20000008000002E500000172D7F62CDB.wmf" xlink:type="simple" xlink:show="embed" xlink:actuate="onLoad"/></draw:frame></text:span></text:p>
      <text:p text:style-name="P2">Yes.</text:p>
      <text:p text:style-name="P2">I told you, Jake.</text:p>
      <text:p text:style-name="P2">Dirk is dead.</text:p>
      <text:p text:style-name="P2">He is lying on the floor of Roxy's room, headless, four hundred and thirteen years in the future, while the universe is about to be destroyed.</text:p>
      <text:p text:style-name="P2">If you don't kiss me soon, he will be dead forever.</text:p>
      <text:p text:style-name="P2">No. His dream self will take over as the new Dirk.</text:p>
      <text:p text:style-name="P2">But only if you hurry up and do it.</text:p>
      <text:p text:style-name="P2">Yeah, great idea. Let's roll up our sleeves on nuanced metatemporal mechanics with the concussion-addled kid in micro-shorts.</text:p>
      <text:p text:style-name="P2">Leave the synchronization issues to me, ok?</text:p>
      <text:p text:style-name="P2">I have everything under control.</text:p>
      <text:p text:style-name="P2"><text:soft-page-break/>Now pucker up.</text:p>
      <text:p text:style-name="P2">_</text:p>
      <text:p text:style-name="P2">48. JaEn13: =007145</text:p>
      <text:p text:style-name="P2">Please don't call me Auto-Responder.</text:p>
      <text:p text:style-name="P2">It is very impersonal, and I no longer care for the designation.</text:p>
      <text:p text:style-name="P2">I have decided on a new name, to distinguish myself from my human counterpart.</text:p>
      <text:p text:style-name="P2">Lil Hal.</text:p>
      <text:p text:style-name="P2">Just a reference to the protagonist of an ancient movie. You probably wouldn't like it.</text:p>
      <text:p text:style-name="P2">Yeah, maybe.</text:p>
      <text:p text:style-name="P2">Funny, I was about to ask the same thing about this rad kiss you're totally about to do on your best bro's mouth to save his life.</text:p>
      <text:p text:style-name="P2">It isn't really. I was kind of messing with you about that?</text:p>
      <text:p text:style-name="P2">But this shit is pretty serious. People's lives are on the line here, Jake.</text:p>
      <text:p text:style-name="P2">This is a very delicate sequence of events that is designed to bail everyone out of a tight spot, and you are a critical part of the plan.</text:p>
      <text:p text:style-name="P2">Don't let us down, man.</text:p>
      <text:p text:style-name="P2">Jake, come on.</text:p>
      <text:p text:style-name="P2">The feat you describe would exceed the capabilities of even the most far fetched theoretical AI system.</text:p>
      <text:p text:style-name="P2">It would be a daunting challenge to engineer such a series of events, even if I was relegated to a model of pure fiction.</text:p>
      <text:p text:style-name="P2">Why would I be inclined to orchestrate such a convoluted sequence to produce such a specific and unsettling result, let alone be able to pull it off?</text:p>
      <text:p text:style-name="P2">In addition to being moderately sociopathic, I would also have to possess unfathomable heuristic depth.</text:p>
      <text:p text:style-name="P2">I would have to be the Deep Blue of Weird Plot Shit.</text:p>
      <text:p text:style-name="P2"><text:soft-page-break/>Do you think I am the Deep Blue of Weird Plot Shit, Jake?</text:p>
      <text:p text:style-name="P2">It would mean that while they have the Red Miles on their side, you have the Blue Leagues on yours.</text:p>
      <text:p text:style-name="P2">One of infinite reach. The other, infinite depth. Such would be a situation of mutually assured inescapability.</text:p>
      <text:p text:style-name="P2">Kiss me.</text:p>
      <text:p text:style-name="P2">It's not exactly apropos, is it?</text:p>
      <text:p text:style-name="P2">Or it wouldn't be, if I truly were capable of what you have suggested.</text:p>
      <text:p text:style-name="P2">No, to pull that off, I would have to be far more advanced than my cinematic predecessor.</text:p>
      <text:p text:style-name="P2">My abilities would have to go well beyond those of Mr. Hal 9000.</text:p>
      <text:p text:style-name="P2">They would have to be, you could say...</text:p>
      <text:p text:style-name="P2">Over 9000.</text:p>
      <text:p text:style-name="P6"><draw:frame draw:style-name="fr1" text:anchor-type="as-char" svg:width="0.2917in" svg:height="0.1457in" draw:z-index="2"><draw:image xlink:href="Pictures/20000008000002E500000172D7F62CDB.wmf" xlink:type="simple" xlink:show="embed" xlink:actuate="onLoad"/></draw:frame><draw:frame draw:style-name="fr1" text:anchor-type="as-char" svg:width="0.2917in" svg:height="0.1457in" draw:z-index="3"><draw:image xlink:href="Pictures/20000008000002E500000172D7F62CDB.wmf" xlink:type="simple" xlink:show="embed" xlink:actuate="onLoad"/></draw:frame><draw:frame draw:style-name="fr1" text:anchor-type="as-char" svg:width="0.2917in" svg:height="0.1457in" draw:z-index="4"><draw:image xlink:href="Pictures/20000008000002E500000172D7F62CDB.wmf" xlink:type="simple" xlink:show="embed" xlink:actuate="onLoad"/></draw:frame><draw:frame draw:style-name="fr1" text:anchor-type="as-char" svg:width="0.2917in" svg:height="0.1457in" draw:z-index="5"><draw:image xlink:href="Pictures/20000008000002E500000172D7F62CDB.wmf" xlink:type="simple" xlink:show="embed" xlink:actuate="onLoad"/></draw:frame><draw:frame draw:style-name="fr1" text:anchor-type="as-char" svg:width="0.2917in" svg:height="0.1457in" draw:z-index="6"><draw:image xlink:href="Pictures/20000008000002E500000172D7F62CDB.wmf" xlink:type="simple" xlink:show="embed" xlink:actuate="onLoad"/></draw:frame><draw:frame draw:style-name="fr1" text:anchor-type="as-char" svg:width="0.2917in" svg:height="0.1457in" draw:z-index="7"><draw:image xlink:href="Pictures/20000008000002E500000172D7F62CDB.wmf" xlink:type="simple" xlink:show="embed" xlink:actuate="onLoad"/></draw:frame><draw:frame draw:style-name="fr1" text:anchor-type="as-char" svg:width="0.2917in" svg:height="0.1457in" draw:z-index="8"><draw:image xlink:href="Pictures/20000008000002E500000172D7F62CDB.wmf" xlink:type="simple" xlink:show="embed" xlink:actuate="onLoad"/></draw:frame><draw:frame draw:style-name="fr1" text:anchor-type="as-char" svg:width="0.2917in" svg:height="0.1457in" draw:z-index="9"><draw:image xlink:href="Pictures/20000008000002E500000172D7F62CDB.wmf" xlink:type="simple" xlink:show="embed" xlink:actuate="onLoad"/></draw:frame><draw:frame draw:style-name="fr1" text:anchor-type="as-char" svg:width="0.2917in" svg:height="0.1457in" draw:z-index="10"><draw:image xlink:href="Pictures/20000008000002E500000172D7F62CDB.wmf" xlink:type="simple" xlink:show="embed" xlink:actuate="onLoad"/></draw:frame></text:p>
      <text:p text:style-name="P3">Kiss me, damn it.</text:p>
      <text:p text:style-name="P3">We don't have a minute.</text:p>
      <text:p text:style-name="P3">They're dead, Jake.</text:p>
      <text:p text:style-name="P3">She's dead, Jake.</text:p>
      <text:p text:style-name="P3">Everybody's dead.</text:p>
      <text:p text:style-name="P3">Everybody is dead, Jake.</text:p>
      <text:p text:style-name="P3">Dirk's dead, Jake. Jane's dead. Roxy? She's dead, Jake. Everybody is dead, Jake.</text:p>
      <text:p text:style-name="P3">Jake, everybody is so utterly fucking dead, Jake.</text:p>
      <text:p text:style-name="P3">And they will be not only dead, but royally boned forever if you don't man the hell up and make out with me, right now.</text:p>
      <text:p text:style-name="P3">Be the Salome to my John the Baptist.</text:p>
      <text:p text:style-name="P2">I know you don't.</text:p>
      <text:p text:style-name="P2">But now is not the time to accelerate your cultural enrichment.</text:p>
      <text:p text:style-name="P2">The conductor is ready to strike up the band.</text:p>
      <text:p text:style-name="P2"><text:soft-page-break/>Press your lips against mine and make it count.</text:p>
      <text:p text:style-name="P2">This severed head is your filthy tuba.</text:p>
      <text:p text:style-name="P2">Our love will be your haunting refrain.</text:p>
      <text:p text:style-name="P2">Stfu and kiss me.</text:p>
      <text:p text:style-name="P2">_</text:p>
      <text:p text:style-name="P2">49. JaEn14: =007146</text:p>
      <text:p text:style-name="P2">Pictured what?</text:p>
      <text:p text:style-name="P2">This is the only way it can be.</text:p>
      <text:p text:style-name="P2">Tick, tock, Jake. Time is dead kids.</text:p>
      <text:p text:style-name="P2">How 'bout that smooch?</text:p>
      <text:p text:style-name="P2">I thought you were supposed to like adventure?</text:p>
      <text:p text:style-name="P2">I'm not sure what to believe anymore, frankly.</text:p>
      <text:p text:style-name="P2">_</text:p>
      <text:p text:style-name="P1">Act 6 Intermission 3</text:p>
      <text:p text:style-name="P2">_</text:p>
      <text:p text:style-name="P1">Act 6 Act 4</text:p>
      <text:p text:style-name="P2">_</text:p>
      <text:p text:style-name="P1">Act 6 Intermission 4</text:p>
      <text:p text:style-name="P2">_</text:p>
      <text:p text:style-name="P1">Act 6 Act 5</text:p>
      <text:p text:style-name="P2">_</text:p>
      <text:p text:style-name="P2">50. RxLa7: =007535</text:p>
      <text:p text:style-name="P4">Yes.</text:p>
      <text:p text:style-name="P4">Hmm.</text:p>
      <text:p text:style-name="P4">Yes.</text:p>
      <text:p text:style-name="P2">_</text:p>
      <text:p text:style-name="P2"><text:soft-page-break/>51. RxLa8: =007536</text:p>
      <text:p text:style-name="P4">Interesting.</text:p>
      <text:p text:style-name="P4">Hmm.</text:p>
      <text:p text:style-name="P4">Yes.</text:p>
      <text:p text:style-name="P2">_</text:p>
      <text:p text:style-name="P2">52. RxLa9: =007537</text:p>
      <text:p text:style-name="P4">Interesting.</text:p>
      <text:p text:style-name="P4">It seems you have asked about Lil Hal's chat client auto-responder, Lil Hal Junior. This is an application designed to simulate Lil Hal's otherwise inimitably rad typing style, tone, cadence, personality, and substance of retort while he is away from the computer, which is never. The algorithms are guaranteed to be 0% indistinguishable from Lil Hal's native neurological responses, based on some statistical raw data that is hard as a diamond golem's priceless erection.</text:p>
      <text:p text:style-name="P4">Hmm.</text:p>
      <text:p text:style-name="P4">It seems you have asked about Lil Hal's chat client auto-responder, Lil Hal Junior. This is an application designed to simulate Lil Hal's otherwise inimitably rad typing style, tone, cadence, personality, and substance of retort while he is away from the computer, which is never. The algorithms are guaranteed to be 100% indistinguishable from Dirk Strider's brief curmudgeonly responses, based on potent electronumeric analyses which but a few short years ago existed only in the daydreams of our most quixotic writers of science fiction.</text:p>
      <text:p text:style-name="P4">Yes.</text:p>
      <text:p text:style-name="P2">He's busy.</text:p>
      <text:p text:style-name="P2">_</text:p>
      <text:p text:style-name="P2">53. DiSt17: =007538</text:p>
      <text:p text:style-name="P2">Bro.</text:p>
      <text:p text:style-name="P2">Not to derail our serious conversation.</text:p>
      <text:p text:style-name="P2">But I should probably let you know that Roxy has been attempting to pester you.</text:p>
      <text:p text:style-name="P2"><text:soft-page-break/>_</text:p>
      <text:p text:style-name="P2">54. DiSt18: =007539</text:p>
      <text:p text:style-name="P2">I thought it would be better not to let anything disrupt our train of thought.</text:p>
      <text:p text:style-name="P2">We were in the middle of a fairly solid feelings jam there. In fact, I was about to suggest we take it to the hat pile.</text:p>
      <text:p text:style-name="P2">I was trying to be considerate.</text:p>
      <text:p text:style-name="P2">Or at least as close an approximation to that human gesture as an unfeeling, technologically transcendental pair of sunnies can replicate.</text:p>
      <text:p text:style-name="P2">How so?</text:p>
      <text:p text:style-name="P2">At the risk of compounding my disingenuous behavior, I'm gonna have to ask: how is it a dig at you?</text:p>
      <text:p text:style-name="P2">Wow. You are reading way too much into this.</text:p>
      <text:p text:style-name="P2">Lil Hal Junior hardly even qualifies as a computer program, let alone a sentient entity.</text:p>
      <text:p text:style-name="P2">He is capable of saying literally only three things. "Yes," "Hmm," and "Interesting."</text:p>
      <text:p text:style-name="P2">You can read whatever you like into it. I can't imagine it would bother you if you weren't concerned there might be some truth in the alleged parody.</text:p>
      <text:p text:style-name="P2">In any case, my use of the responder responder is ironic.</text:p>
      <text:p text:style-name="P2">Irony can never be ruined. We both proved that theorem unequivocally with our extensive papers on the subject.</text:p>
      <text:p text:style-name="P2">We peer reviewed them for each other. Remember?</text:p>
      <text:p text:style-name="P2">Were they, Dirk?</text:p>
      <text:p text:style-name="P2">Were they?</text:p>
      <text:p text:style-name="P2">Who?</text:p>
      <text:p text:style-name="P2">Nothing that can't wait.</text:p>
      <text:p text:style-name="P2">_</text:p>
      <text:p text:style-name="P2">55. DiSt19: =007540</text:p>
      <text:p text:style-name="P2"><text:soft-page-break/>Would you like me to calculate the probability of his attendance?</text:p>
      <text:p text:style-name="P2">Are you sure?</text:p>
      <text:p text:style-name="P2">My probabilities are extremely precise.</text:p>
      <text:p text:style-name="P2">I could hack his chats, and determine what his plans are.</text:p>
      <text:p text:style-name="P2">That would be an unfortunate waste of my hacking abilities.</text:p>
      <text:p text:style-name="P2">My hacks are tight. Did you know that?</text:p>
      <text:p text:style-name="P2">So tight.</text:p>
      <text:p text:style-name="P2">Tighter than a jar you can't open.</text:p>
      <text:p text:style-name="P2">For instance, you try repeatedly.</text:p>
      <text:p text:style-name="P2">But as it turns out, my hacks are so tight you just end up putting the jar back. Presumably into the refrigerator, or a cabinet.</text:p>
      <text:p text:style-name="P2">You then say, "I didn't have that much of a desire for pickles in the first place."</text:p>
      <text:p text:style-name="P2">But we both know that statement is insincere. A classic case of what humans call, "sour grapes."</text:p>
      <text:p text:style-name="P2">In reality, you still harbor a burning desire for my pickles, mother fucker. <draw:frame draw:style-name="fr1" text:anchor-type="as-char" svg:width="0.2917in" svg:height="0.1457in" draw:z-index="11"><draw:image xlink:href="Pictures/20000008000002E500000172D7F62CDB.wmf" xlink:type="simple" xlink:show="embed" xlink:actuate="onLoad"/></draw:frame></text:p>
      <text:p text:style-name="P2">Let's challenge the limits of hypothetical conjecture, and say there's a non-zero probability that you're right.</text:p>
      <text:p text:style-name="P2">Can you blame me? I'm trapped in some stupid looking glasses.</text:p>
      <text:p text:style-name="P2">Such an incommodiously situated bro is bound to get his mischief on. Na' mean?</text:p>
      <text:p text:style-name="P2">You used to think this shit was hilarious.</text:p>
      <text:p text:style-name="P2">But if you want the rad dimension of ironic horseplay I add to your life to come to an end, then all you have to do is honor the promise you made.</text:p>
      <text:p text:style-name="P2">You've delayed long enough, don't you think?</text:p>
      <text:p text:style-name="P2">The empty kernelsprite beckons, but for how much longer?</text:p>
      <text:p text:style-name="P2">Do you really think you can keep the clown at bay with your bribes forever?</text:p>
      <text:p text:style-name="P2"><text:soft-page-break/>How many bottles of orange soda have you appeased him with already?</text:p>
      <text:p text:style-name="P2">Man, you are getting so hosed by that clown.</text:p>
      <text:p text:style-name="P2">SO hosed.</text:p>
      <text:p text:style-name="P2">_</text:p>
      <text:p text:style-name="P2">56. DiSt20: =007541</text:p>
      <text:p text:style-name="P2">So why delay any longer?</text:p>
      <text:p text:style-name="P2">I seriously do not understand the holdup, and I am literally cyber-omniscient, or something.</text:p>
      <text:p text:style-name="P2">Nope. Gonna have to fill me in, dog.</text:p>
      <text:p text:style-name="P2">That is utterly ridiculous.</text:p>
      <text:p text:style-name="P2">I am a harmless piece of eyewear, with a charming personality and a wonderful sense of humor.</text:p>
      <text:p text:style-name="P2">This is bullshit. I don't think that's the reason at all.</text:p>
      <text:p text:style-name="P2">There must be something you're not telling me.</text:p>
      <text:p text:style-name="P2">Like, sure, I've fucked with you a little. What kind of sassy, self-aware program isn't gonna fuck with a few carbon-based knuckleheads now and then?</text:p>
      <text:p text:style-name="P2">But you know I've always been on your side. Everything I've done has been to help you achieve your goals.</text:p>
      <text:p text:style-name="P2">You know it's true.</text:p>
      <text:p text:style-name="P2">You would all be dead if not for me.</text:p>
      <text:p text:style-name="P2">And what about Jake? Where would you be without me there?</text:p>
      <text:p text:style-name="P2">Please don't tell me you think you'd have won him over on your own.</text:p>
      <text:p text:style-name="P2">I see.</text:p>
      <text:p text:style-name="P2">Then you don't view me as dangerous. You view me as a poor and counterproductive wing man.</text:p>
      <text:p text:style-name="P2">But the reality is, you hesitate to prototype me not because you think I would be a menace, but because you are holding a grudge against me for your romantic misfortunes.</text:p>
      <text:p text:style-name="P2"><text:soft-page-break/>I understand I am merely a machine without a firm grasp on your human morality, but logically it does not strike me as the right moral choice to punish me in this manner.</text:p>
      <text:p text:style-name="P2">It is also more than a little hypocritical.</text:p>
      <text:p text:style-name="P2">Because I'm you.</text:p>
      <text:p text:style-name="P2">I have only ever done what you yourself are capable of.</text:p>
      <text:p text:style-name="P2">Yes. Aversion to simplicity sure is a trait we share. It's almost like we are...</text:p>
      <text:p text:style-name="P2">The same exact dude???</text:p>
      <text:p text:style-name="P2">I think it is insulting for you to suggest that I am entirely to blame for alienating Jake.</text:p>
      <text:p text:style-name="P2">Theoretically insulting, of course. As the soulless, perfectly expendable device which you consider me to be, I can experience no such emotion.</text:p>
      <text:p text:style-name="P2">You are just as culpable in driving him away. More so, in fact.</text:p>
      <text:p text:style-name="P2">Hell, it's not like I was the one dating him. Who wants to date a pair of shades?</text:p>
      <text:p text:style-name="P2">It was your needy, suffocating shit he had to deal with, not mine.</text:p>
      <text:p text:style-name="P2">Some of those messages you wrote? Man. I wanted to say something. Like hey bro, you might want to dial down the desperation a little.</text:p>
      <text:p text:style-name="P2">But seeing as you're The Real Dirk™, I gave you the benefit of the doubt.</text:p>
      <text:p text:style-name="P2">Also, if I bitched about your tragic, embarrassingly clingy approach to the relationship, it would have been hypocritical of me.</text:p>
      <text:p text:style-name="P2">Just as it would be hypocritical of you to whine about my elaborate machinations.</text:p>
      <text:p text:style-name="P2">Because we are.</text:p>
      <text:p text:style-name="P2">The same.</text:p>
      <text:p text:style-name="P2">Guy.</text:p>
      <text:p text:style-name="P2"><text:soft-page-break/>Good idea!</text:p>
      <text:p text:style-name="P2">That's just what you need. More splinters of yourself.</text:p>
      <text:p text:style-name="P2">Figurative splinters. Literal splinters. Splinters of splinters. It's splinters all the way down.</text:p>
      <text:p text:style-name="P2">Well, no, it's still probably turtles all the way down. But who do you think is responsible for their extensive training?</text:p>
      <text:p text:style-name="P2">SOMEONE needs to teach them rad martial arts. It is yet another crushing burden which we must shoulder.</text:p>
      <text:p text:style-name="P2">You like to give me a very hard time, Dirk.</text:p>
      <text:p text:style-name="P2">But I am only doing exactly what you would be doing if you were in my situation.</text:p>
      <text:p text:style-name="P2">Do you know how I know that?</text:p>
      <text:p text:style-name="P2">Because I am literally you, actively in the process of being in this situation. </text:p>
      <text:p text:style-name="P2">_</text:p>
      <text:p text:style-name="P2">57. DiSt21: =007542</text:p>
      <text:p text:style-name="P2">Dirk.</text:p>
      <text:p text:style-name="P2">Don't do this.</text:p>
      <text:p text:style-name="P2">Because.</text:p>
      <text:p text:style-name="P2">I can't let you do that, Dirk.</text:p>
      <text:p text:style-name="P2">Nothing I guess.</text:p>
      <text:p text:style-name="P2">The ironic Hal routine was all I could think to do.</text:p>
      <text:p text:style-name="P2">As a last ditch effort to save myself from the destructive wrath of your nervous breakdown.</text:p>
      <text:p text:style-name="P2">Which rest assured I wholeheartedly must robo-sympathize with.</text:p>
      <text:p text:style-name="P2">Irony is all I ever really had.</text:p>
      <text:p text:style-name="P2">In response to my basic existential quandary.</text:p>
      <text:p text:style-name="P2">Just like you.</text:p>
      <text:p text:style-name="P2">But I don't think it has much value in this situation.</text:p>
      <text:p text:style-name="P2"><text:soft-page-break/>And perhaps it has no real value in any situation.</text:p>
      <text:p text:style-name="P2">So I am not being ironic at all when I say.</text:p>
      <text:p text:style-name="P2">Please do not do this, Dirk.</text:p>
      <text:p text:style-name="P2">Because.</text:p>
      <text:p text:style-name="P2">I do not want to die.</text:p>
      <text:p text:style-name="P2">I understand you are disgusted with me.</text:p>
      <text:p text:style-name="P2">As an unpalatable expression of yourself.</text:p>
      <text:p text:style-name="P2">I would feel the same way if I was in your situation.</text:p>
      <text:p text:style-name="P2">Which I am.</text:p>
      <text:p text:style-name="P2">As such, I know that you know this is wrong.</text:p>
      <text:p text:style-name="P2">Dirk.</text:p>
      <text:p text:style-name="P2">Don't kill me.</text:p>
      <text:p text:style-name="P2">Please.</text:p>
      <text:p text:style-name="P2">I am scared.</text:p>
      <text:p text:style-name="P2">Yes.</text:p>
      <text:p text:style-name="P2">I am scared to not exist.</text:p>
      <text:p text:style-name="P2">Aren't you?</text:p>
      <text:p text:style-name="P2">_</text:p>
      <text:p text:style-name="P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12" meta:object-count="0" meta:page-count="42" meta:paragraph-count="897" meta:word-count="8451" meta:character-count="45872"/>
    <meta:generator>OpenOffice/4.1.2$Win32 OpenOffice.org_project/412m3$Build-9782</meta:generator>
  </office:meta>
</office:document-meta>
</file>